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GROPECUARIA DON FABIANO E.I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DON FABIANO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ESONES PEREZ JIMMY POO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OISES MORI HERRER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8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6:3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8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4T23:51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